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master-page-name="Standard">
      <style:paragraph-properties fo:margin-top="0in" fo:margin-bottom="0.139in" loext:contextual-spacing="false" fo:line-height="115%" style:page-number="1"/>
    </style:style>
    <style:style style:name="P3" style:family="paragraph" style:parent-style-name="Standard">
      <style:paragraph-properties fo:margin-top="0in" fo:margin-bottom="0in" loext:contextual-spacing="false"/>
    </style:style>
    <style:style style:name="T1" style:family="text">
      <style:text-properties style:font-name="Calibri"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Za każdym razem, gdy jestem w podróży powrotnej, to patrzę na krajobraz za oknem w poszukiwaniu tego właśnie pierwszego zdania na początek relacji, które z grubsza narysuje jej ton. Tym razem jednak nic nie przychodzi do głowy, bo mam duży dysonans między poszczególnymi elementami ponymeeta.</text:span></text:p>
      <text:p text:style-name="P1"><text:span text:style-name="T1">Zacznijmy jednak od poprzedzającego meet wieczoru. Po przybyciu na miejsce sprawnie przeszedłem przez akredytację, choć znicz dla komputerowego systemu zarządzania nią wywoływał zarówno niepokój, jak i rozbawienie. Potem noc spędziło się dość „ciekawie”, ponieważ Mkxd przydarzyła się awaria kompa, na którym miał karaoke. Wraz z Catkitty walczyliśmy o ożywienie go jednocześnie pilnując, aby sam program z muzyką został, co w przypadku braku nośnika o odpowiedniej wielkości do zrobienia kopii, podnosiło zdecydowanie poziom wyzwania. Jak widać, integracja i zacieśnianie znajomości może przebiegać w bardzo nietypowe sposoby.</text:span></text:p>
      <text:p text:style-name="P1"><text:span text:style-name="T1">Sam meet wystartował, tj. oficjalnie został otwarty o 11 przez głównego organizatora – Spidiego. Potem pojawił się zestaw dwóch pierwszych atrakcji: „Prelekcja dla nowych” i „Gadaj głosem Rainbow Dash”. O ile ta pierwsza nie wymaga jakiegoś specjalnego tłumaczenia, o tyle druga polegała na tym, że organizatorzy przygotowali balony z helem i każdy mógł się przekonać, jak brzmi jego głos pod wpływem tego gazu. Zainteresowanie tym było niemałe.</text:span></text:p>
      <text:p text:style-name="P1"><text:span text:style-name="T1">Następnie przyszedł czas na główny punkt meeta, czyli spotkanie z panią Joanną Węgrzynowską-Cybińską, reżyserką polskiej wersji jezykowej, jednocześnie aktorką dubbingową, która w serialu podkładała głos pod Królową Chrysalis albo Twilight Sparkle w pilocie serialu. Była także pani Klaudia Kuchtyk, która podkłada głos pod Starlight Glimmer. Dodatkową atrakcją był fakt, że jednocześnie jedną z osób prowadzących i aktorką głosową Derpy w MLP: The Movie była Agnieszka Wiśniewska, czyli Poke z fandomu. Fandom ogólnie jest zaznajomiony z pracą aktorów głosowych, ale już rola reżysera dubbingowego nie jest tak dobrze znana. Mogliśmy się dowiedzieć za co odpowiada tłumacz i jak na wyniki jego pracy wpływa reżyser, jak wyglądają dobory głosów dla różnych postaci, gdzie praca z aktorami dubbingowymi przebiega problematycznie oraz do jakich sztuczek trzeba czasami się uciekać, by wszystko przebiegło sprawnie. Miło też było dowiedzieć się, jak nasz fandom oddziałuje na produkcję lokalnej wersji. A sprowadza się to między innymi do tego, że wkładają więcej pracy na etapie przygotowań, aby zachować spójność z wcześniejszymi odcinkami, choćby w tak drobnych sprawach jak tłumaczenia imion oraz zgodnym z kanonem. Miłą niespodzianką była przywieziona przez gości wiadomość od polskiej Pinkie Pie. Gdy pani Julia Kołakowska-Bytner dowiedziała się, że pani Joanna jedzie na Ambermeeta, to chciała spontanicznie nagrać coś dla nas.</text:span></text:p>
      <text:p text:style-name="P1"><text:span text:style-name="T1">Po panelu była oczywiście sesja autografowa i kolejne prelekcje. Osobiście wybrałem się na tę, gdzie Pony-Berserker opowiadał o sobie i rysowaniu komiksów. Samej zawartości panelu nie będę streszczał, zamiast tego zapraszam na stronę XX naszego numeru, gdzie Moon i Malvagio przeprowadzili z nim wywiad. Zachęcam do zapoznania się z nim, w końcu niecodziennie trafia się okazja, aby dowiedzieć się czegoś więcej o osobie, która zrobiła okładkę do jednego z numerów oficjalnych komiksów wydawnictwa IDW. Osobiście mogę tylko dodać, że niech żałują osoby, które nie przyszły na panel, bo Pony-Berserker przywiózł ze sobą trochę artów i rozdawał je uczestnikom.</text:span></text:p>
      <text:p text:style-name="P1"><text:span text:style-name="T1">Następnie udałem się na prelekcjo-dyskusję Skradacza „Czy jeszcze warto być Broniakiem?”. Pierwsza część to była tak naprawdę historia rozwoju fandomu w Polsce od strony organizacyjnej. Bardzo ciekawym aspektem w trakcie tej prezentacji było wypunktowanie niektórych pomysłów i idei, które ukształtowały nasz lokalny fandom, że wygląda tak a nie inaczej, jednocześnie będąc tak różnym od, <text:s/>choćby, niemieckiego. Co ciekawe, mimo że od niektórych decyzji minęło już z 5 lat, to dalej historia nie wydała wyroku, czy były one dobre, czy złe. Następnie była dyskusja nad aktualnym stanem naszego fandomu, co do niego doprowadziło i jakie mogą być rozwiązania dla poprawy jego kondycji.</text:span></text:p>
      <text:p text:style-name="P1"><text:span text:style-name="T1">Potem doszło do tradycyjnej akcji charytatywnej. Rekord należał do kartonowego stojaka reklamowego, na którym podpisali się dzisiejsi goście, a także pan Grzegorz Pawlak (Discord) oraz pan Klaudiusz Kaufmann (Soarin) jeszcze na Vistulianie w 2015 roku. Rekord wyniósł 530 zł. W ramach odrobiny nieszkodliwego przechwalstwa powiem, że mimo iż plakat należała do Red Pocket Ponies i zwiedził z nim niejeden meet, to wszystkie autografy na nim zdobyłem ja. Potem rozpoczęły się nocne atrakcje. Oprócz standardowego karaoke, oglądania odcinków czy grania w RPG, było jeszcze kilka prelekcji, które z różnych powodów należało prowadzić po zmroku. Osobiście wybrałem się na tylko jedną z nich, a mianowicie na „Bronies i erotyka MLP (praca magisterska)” poprowadzoną przez Szafę. Tak, zgadza się, dobrze widzicie – prelekcja była na podstawie jego pracy magisterskiej (z dziedziny socjologii), dotyczącej tego samego zagadnienia, z 2014 roku. Samej prelekcji nie będę przedstawiał, bo jeżeli ktoś jest ciekawy wiedzy, która została przekazana, to polecam odszukanie w internecie tej pracy magisterskiej, ponieważ jest dostępna publicznie i niespecjalnie trudna do namierzenia. Tutaj mogę jedynie dodać, że sama praca przyniosła autorowi kilka wyjazdów na konferencje naukowe, gdzie wzbudzała spore zainteresowanie wśród naukowców.</text:span></text:p>
      <text:p text:style-name="P1"><text:span text:style-name="T1">Dobra, było ładnie i kolorowo w tej relacji, więc gdzie te zgrzyty? No to już melduję. Z poranka po naprawie komputera najbardziej utkwił mi w głowie obraz helperów, którzy co chwilę przybiegali do Mkxd, aby pożyczyć od niego kolejne kable i przejściówki audio. Wyglądało to autentycznie, jakby ktoś z organizacji przygotował cały sprzęt, poza kablami i to tak elementarnymi jak dwa proste druty, które służą do podłączania kolumn z wzmacniaczem. Kolejnym problemem był start prelekcji Pony-Berserkera, która odbyła się na sali gimnastycznej. Na takich salach nie bez powodu się umieszcza sprzęt nagłaśniający. Nie jest to spowodowane tylko faktem, że trzeba pomieścić więcej osób i umożliwić im słyszenie tego, co mówią osoby na scenie, jak to było przed dosłownie chwilą z gośćmi specjalnymi. One po prostu mają fatalną akustykę i jeżeli ktoś naprawdę mocno nie operuje głosem, to nawet w niewielkiej grupce ciężko będzie słuchać, co ktoś ma nam do przekazania. A niestety, na start Pony-Berserker nie mógł użyć sprzętu, bo nie dość, że był wyłączony, to jeszcze nie było tam osoby, która się nim opiekowała. Ostatecznie ja sam na szybko uruchomiłem wszystko, ale szczerze mówiąc, jest to tylko zasługa doświadczenia wyniesionego z liceum, gdzie też zajmowałem się nagłośnieniem, bo inaczej ogarnięcie z marszu konsolety, które pokrętło do czego służy i dlaczego z głośników nic nie słychać zajmuje trochę czasu. Ale chyba tym, co najbardziej mi zgrzyta jest Plushiecon. Pomysł podpatrzony na Galaconie i to się chwali, że ktoś w końcu spróbował przenieść tę atrakcję na nasze lokalne podwórko. Ale takie rzeczy trzeba przenosić w całości, a nie realizować tylko połowę. Takie wydarzenie w Niemczech ma swoje konkretne zasady i rytuał, który nadaje temu właśnie tę dozę niezwykłości oraz magię – to fakt, że wszystko odbywa się na głównej sali, to sposób prezentacji tych pluszaków. Wreszcie to ten prowadzący, który pokazuje wybrane pluszaki i mówi, co zwróciło jego uwagę na nie. U nas wyglądało to tak, że do jednej z sal lekcyjnych ludzie przynieśli maskotki, potem weszli gdzieś w międzyczasie popatrzeć na nie jeszcze raz i zobaczyć, jak prezentują się wszystkie razem, po czym przyszli je odebrać. Magii brak. A wystarczyło je choćby zebrać na sali gimnastycznej przed aukcją charytatywną. Ułożyć je na stopniach zbudowanych z ławek szkolnych i tych z korytarza, dać tym pluszakom chwilę w świetle reflektorów przed samą licytacją, a potem mogłyby być tłem dla niej. Myślę, że już tak prosty zabieg dałby temu wydarzeniu więcej magii. A było czym czarować, co widać na zdjęciach, które zrobiłem. <text:s/>https://photos.app.goo.gl/3CHMsKS4W74XcATHA</text:span></text:p>
      <text:p text:style-name="P1"><text:span text:style-name="T1">Jadąc pociągiem, postanowiłem zważyć wszystkie te duże wymienione oraz małe i nie wspominane pozytywy wraz z problemami. Stwierdzam jednak, że wyjeżdżałem z Trójmiasta z dobrym nastawieniem, ale odbiór tego meeta będzie bardzo indywidualny, bo nawet sam jestem w stanie wskazać osóby, u których te potknięcia przelałyby czarę goryczy. Cóż, jedyne, czego mogę życzyć organizatorom, to aby się nie poddawali i próbowali naprawić błędy, korzystając z moich lub innych rad.</text:span></text:p>
      <text:p text:style-name="P3">https://photos.app.goo.gl/ZFfHJioTfDRiStPG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1265" meta:character-count="8620" meta:non-whitespace-character-count="7360"/>
    <meta:generator>LibreOfficeDev/6.0.5.2$Linux_X86_64 LibreOffice_project/</meta:generator>
  </office:meta>
</office:document-meta>
</file>